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RPIE</text:p>
            <text:p text:style-name="P7">Thankyou for supporting ARPIE!</text:p>
            <text:p text:style-name="P8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4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6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6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header is optional and would be soldered in location </text:span>ICSP1<text:span text:style-name="T4"> where it allows upload of new ARPIE firmware via a suitable cable (e.g. FTDI USB2TTL 5V) and Arduino environment.</text:span></text:p>
            <text:p text:style-name="P6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Jason Hotchk155</text:p>
          </table:table-cell>
          <table:table-cell table:style-name="Table1.B1" office:value-type="string">
            <text:p text:style-name="P9">ARPIE</text:p>
            <text:p text:style-name="P7">Thankyou for supporting ARPIE!</text:p>
            <text:p text:style-name="P8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4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6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6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header is optional and would be soldered in location </text:span>ICSP1<text:span text:style-name="T4"> where it allows upload of new ARPIE firmware via a suitable cable (e.g. FTDI USB2TTL 5V) and Arduino environment.</text:span></text:p>
            <text:p text:style-name="P6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  <text:p text:style-name="P5">Jason Hotchk1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6-08T22:32:55.33</dc:date>
    <dc:creator>Jason Hotchkiss</dc:creator>
    <meta:editing-duration>PT07H16M07S</meta:editing-duration>
    <meta:editing-cycles>9</meta:editing-cycles>
    <meta:generator>OpenOffice.org/3.2$Win32 OpenOffice.org_project/320m18$Build-9502</meta:generator>
    <meta:document-statistic meta:table-count="1" meta:image-count="0" meta:object-count="0" meta:page-count="1" meta:paragraph-count="54" meta:word-count="852" meta:character-count="5168"/>
  </office:meta>
</office:document-meta>
</file>